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9b29" officeooo:paragraph-rsid="001a9b29"/>
    </style:style>
    <style:style style:name="T1" style:family="text">
      <style:text-properties officeooo:rsid="001aeaaa"/>
    </style:style>
    <style:style style:name="T2" style:family="text">
      <style:text-properties officeooo:rsid="001b42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Porting</text:h>
      <text:h text:style-name="Heading_20_2" text:outline-level="2"/>
      <text:p text:style-name="Standard"/>
      <text:p text:style-name="Standard">The organization of architecture-specific code in <text:span text:style-name="Source_20_Text">arch/$ARCH</text:span> differs from one system to another.</text:p>
      <text:p text:style-name="Standard"/>
      <text:p text:style-name="Standard">The ARM architecture, <text:s/>is quite messy, in part because there is a lot of variability between the many ARM-based SoCs. Platform-dependent code is put in directories named <text:span text:style-name="Source_20_Text">mach-*</text:span>, approximately one per SoC. There are other directories named <text:span text:style-name="Source_20_Text">plat-*</text:span> which contain code common to several versions of an SoC. In the case of the BeagleBone Black, the relevant directory is <text:span text:style-name="Source_20_Text">arch/arm/mach-omap2</text:span>.</text:p>
      <text:p text:style-name="Standard"/>
      <text:p text:style-name="Standard"/>
      <text:p text:style-name="Standard"/>
      <text:p text:style-name="Standard"/>
      <text:p text:style-name="P1">Step1 – A new device tree</text:p>
      <text:p text:style-name="P1"/>
      <text:p text:style-name="P1">The board setup is controlled by the <text:span text:style-name="Source_20_Text">compatible</text:span> property in the root node.</text:p>
      <text:p text:style-name="P1"/>
      <text:p text:style-name="P1">Each machine is defined in a structure delimited by <text:span text:style-name="Source_20_Text">DT_MACHINE_START</text:span> and <text:span text:style-name="Source_20_Text">MACHINE_END</text:span> macros. </text:p>
      <text:p text:style-name="P1"/>
      <text:p text:style-name="P1">The structure between <text:span text:style-name="Source_20_Text">DT_MACHINE_START</text:span> and <text:span text:style-name="Source_20_Text">MACHINE_END</text:span> contains a pointer to the string array <text:span text:style-name="T1">whic</text:span><text:span text:style-name="T2">h</text:span><text:span text:style-name="T1"> matches one of the machines in compatible property</text:span>, and function pointers for the board setup functions. 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8caf9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6T22:31:17.481517499</meta:creation-date>
    <meta:generator>LibreOffice/6.4.4.2$Linux_X86_64 LibreOffice_project/40$Build-2</meta:generator>
    <dc:date>2020-07-06T23:57:21.616999764</dc:date>
    <meta:editing-duration>PT1H26M3S</meta:editing-duration>
    <meta:editing-cycles>6</meta:editing-cycles>
    <meta:document-statistic meta:table-count="0" meta:image-count="0" meta:object-count="0" meta:page-count="1" meta:paragraph-count="7" meta:word-count="135" meta:character-count="886" meta:non-whitespace-character-count="754"/>
  </office:meta>
</office:document-meta>
</file>